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b6a" officeooo:paragraph-rsid="000d0b6a"/>
    </style:style>
    <style:style style:name="P2" style:family="paragraph" style:parent-style-name="Standard">
      <style:text-properties fo:font-weight="bold" officeooo:rsid="000d0b6a" officeooo:paragraph-rsid="000d0b6a" style:font-weight-asian="bold" style:font-weight-complex="bold"/>
    </style:style>
    <style:style style:name="P3" style:family="paragraph" style:parent-style-name="Standard">
      <style:text-properties officeooo:rsid="000da1b6" officeooo:paragraph-rsid="000da1b6"/>
    </style:style>
    <style:style style:name="P4" style:family="paragraph" style:parent-style-name="Standard">
      <style:text-properties fo:font-style="italic" officeooo:rsid="000da1b6" officeooo:paragraph-rsid="000da1b6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torial técnico de instalação do ambiente web (LAMP) no debian 10</text:p>
      <text:p text:style-name="P1"/>
      <text:p text:style-name="P2">Pré-requisitos:</text:p>
      <text:p text:style-name="P1">Necessário ter instalado o Debian 10.03.</text:p>
      <text:p text:style-name="P1"/>
      <text:p text:style-name="P3">Passo 1 – Instalando o Apache</text:p>
      <text:p text:style-name="P4">$ sudo apt update</text:p>
      <text:p text:style-name="P4">$ sudo apt install apache2</text:p>
      <text:p text:style-name="P3"/>
      <text:p text:style-name="P3">Passo 2 -</text:p>
      <text:p text:style-name="P3"/>
      <text:p text:style-name="P3">Passo 3 -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0:47:26.264730076</meta:creation-date>
    <dc:date>2020-04-11T11:04:39.654812920</dc:date>
    <meta:editing-duration>PT7M3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8" meta:word-count="38" meta:character-count="211" meta:non-whitespace-character-count="180"/>
  </office:meta>
</office:document-meta>
</file>